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Everyone’s Chaingunne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Semuanya Chaingunner</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table:number-columns-repeated="16381"/>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1">00/00/0000</text:date>, <text:time style:data-style-name="N2" text:time-value="19:01:27.171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1T19:36:57.870000000</dc:date>
    <meta:editing-duration>P13DT14H2M24S</meta:editing-duration>
    <meta:editing-cycles>290</meta:editing-cycles>
    <dc:description>Translation file for Lah-Mboh Mod</dc:description>
    <dc:rights>Perkedel Technologies</dc:rights>
    <dc:title>Lah-Mboh Doom mod translation</dc:title>
    <meta:document-statistic meta:table-count="1" meta:cell-count="532" meta:object-count="0"/>
  </office:meta>
</office:document-meta>
</file>